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0.018cm solid #000000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" style:family="paragraph" style:parent-style-name="Heading_20_1">
      <style:text-properties style:font-name="Times New Roman" fo:language="es" fo:country="ES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style:font-size-asian="12pt" style:font-size-complex="12pt"/>
    </style:style>
    <style:style style:name="P8" style:family="paragraph" style:parent-style-name="Standard" style:list-style-name="L1">
      <style:text-properties style:font-name="Times New Roman" fo:font-size="12pt" fo:language="es" fo:country="ES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2pt" fo:language="es" fo:country="ES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ff3333" style:font-name="Times New Roman" fo:font-size="12pt" fo:language="es" fo:country="ES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position="0% 100%" style:font-name="Times New Roman" fo:font-size="12pt" fo:language="es" fo:country="ES" fo:font-style="normal" style:text-underline-style="none" fo:font-weight="bold" style:font-name-asian="Calibri1" style:font-size-asian="12pt" style:font-style-asian="normal" style:font-weight-asian="bold" style:font-name-complex="Calibri1" style:font-size-complex="12pt" style:font-weight-complex="bold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padding-left="0cm" fo:padding-right="0cm" fo:padding-top="0.035cm" fo:padding-bottom="0cm" fo:border-left="none" fo:border-right="none" fo:border-top="0.018cm solid #000000" fo:border-bottom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5" style:family="paragraph" style:parent-style-name="Heading_20_1">
      <style:paragraph-properties fo:text-align="justify" style:justify-single-word="false"/>
      <style:text-properties fo:font-variant="normal" fo:text-transform="none" fo:color="#000000" style:text-line-through-style="none" style:text-position="0% 100%" style:font-name="Times New Roman" fo:font-size="12pt" fo:language="es" fo:country="ES" fo:font-style="normal" style:text-underline-style="none" fo:font-weight="bold" style:font-name-asian="Calibri1" style:font-size-asian="12pt" style:font-style-asian="normal" style:font-weight-asian="bold" style:font-name-complex="Calibri1" style:font-size-complex="12pt" style:font-weight-complex="bold"/>
    </style:style>
    <style:style style:name="P16" style:family="paragraph" style:parent-style-name="Title" style:master-page-name="Standard">
      <style:paragraph-properties fo:text-align="center" style:justify-single-word="false" style:page-number="1"/>
      <style:text-properties style:font-name="Times New Roman" fo:language="es" fo:country="ES"/>
    </style:style>
    <style:style style:name="T1" style:family="text">
      <style:text-properties fo:font-variant="normal" fo:text-transform="none" fo:color="#000000" style:text-line-through-styl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 loext:opacity="10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Times New Roman" fo:language="es" fo:country="ES"/>
    </style:style>
    <style:style style:name="T6" style:family="text">
      <style:text-properties fo:color="#800000"/>
    </style:style>
    <style:style style:name="T7" style:family="text">
      <style:text-properties fo:color="#ff33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4">Sistemas Informáticos-1DAW</text:span></text:p>
      <text:p text:style-name="P15">Al pie de este documento verás que hay escrito «IES SAN VICENTE -», complétalo con tu nombre y apellidos, 1DAW. Por ejemplo, está escrito</text:p>
      <text:p text:style-name="P15">IES SAN VICENTE – MOISES MAS ROCAMORA – 1DAW </text:p>
      <text:p text:style-name="P13">Reemplázalo por tus datos.</text:p>
      <text:p text:style-name="P11">Explica <text:span text:style-name="T7">con tus palabras</text:span> el significado de los siguientes términos y no olvides de colocar debajo de cada respuesta la URL de dónde has sacado el término.</text:p>
      <text:p text:style-name="P12">Copiar literalmente se considerará igual que no contestado.</text:p>
      <text:p text:style-name="P11">Cuando acabes, simplemente guarda el documento y lo entregas a través de la plataforma MOODLE en formato PDF.</text:p>
      <text:p text:style-name="P4">UD 2 – HARDWARE DE UN SISTEMA INFORMÁTICO</text:p>
      <text:p text:style-name="P4">UD 2.1.- PLACA BASE</text:p>
      <text:p text:style-name="P6"><text:span text:style-name="T5">Términos que aparecen en la UD 1:</text:span></text:p>
      <text:list xml:id="list3003564226296267645" text:style-name="L1">
        <text:list-item>
          <text:p text:style-name="P7"><text:span text:style-name="T2">PLACA BASE:</text:span> ¿Qué es? Nombra otros formas con las que se conoce a la <text:span text:style-name="T2">placa base. </text:span><text:span text:style-name="T3">The more </text:span><text:span text:style-name="T3">names you write, </text:span><text:span text:style-name="T3">the </text:span><text:span text:style-name="T3">better</text:span><text:span text:style-name="T3"> </text:span><text:span text:style-name="T3">grade you get.</text:span></text:p>
        </text:list-item>
        <text:list-item>
          <text:p text:style-name="P8">SOCKET:</text:p>
        </text:list-item>
        <text:list-item>
          <text:p text:style-name="P8">CIRCUITO INTEGRADO:</text:p>
        </text:list-item>
        <text:list-item>
          <text:p text:style-name="P8">RANURAS DE EXPANSIÓN:</text:p>
        </text:list-item>
        <text:list-item>
          <text:p text:style-name="P8">CONECTOR:</text:p>
        </text:list-item>
        <text:list-item>
          <text:p text:style-name="P8">PERIFÉRICO:</text:p>
        </text:list-item>
        <text:list-item>
          <text:p text:style-name="P7">En las diapositivas hemos visto algunas de las características del llamado <text:span text:style-name="T2">FACTOR DE FORMA</text:span>, pero explica con tus palabras qué es el <text:span text:style-name="T2">FACTOR DE FORMA</text:span>.</text:p>
        </text:list-item>
        <text:list-item>
          <text:p text:style-name="P7">Realiza una tabla vertical en este documento donde aparezcan los distintos factores de forma vistos en clase. <text:s/></text:p>
        </text:list-item>
        <text:list-item>
          <text:p text:style-name="P7">Averigua información sobre el factor de forma SSI y la plasmas en este documento.</text:p>
        </text:list-item>
        <text:list-item>
          <text:p text:style-name="P7">Investiga sobre los FACTORES DE FORMA de los PC actuales.</text:p>
        </text:list-item>
        <text:list-item>
          <text:p text:style-name="P7"><text:soft-page-break/>¿Qué ocurre con las placas base de los portátiles? ¿Tienen factor de forma? Investiga sobre este tema y me cuentas con tus palabras.</text:p>
        </text:list-item>
        <text:list-item>
          <text:p text:style-name="P7">Aparte de los zócalos comentados, ¿añadirías más tipos?</text:p>
        </text:list-item>
        <text:list-item>
          <text:p text:style-name="P7">En cuanto a las <text:span text:style-name="T2">ranuras de memoria</text:span>, busca información sobre los siguientes acrónimos y escribe sus significados en inglés y en español:</text:p>
          <text:list>
            <text:list-item>
              <text:p text:style-name="P9">RAM:</text:p>
            </text:list-item>
            <text:list-item>
              <text:p text:style-name="P9">SIMM:</text:p>
            </text:list-item>
            <text:list-item>
              <text:p text:style-name="P9">SDRAM:</text:p>
            </text:list-item>
            <text:list-item>
              <text:p text:style-name="P9">DIMM:</text:p>
            </text:list-item>
            <text:list-item>
              <text:p text:style-name="P9">DDR:</text:p>
            </text:list-item>
            <text:list-item>
              <text:p text:style-name="P9">DDR2:</text:p>
            </text:list-item>
            <text:list-item>
              <text:p text:style-name="P9">DDR3:</text:p>
            </text:list-item>
            <text:list-item>
              <text:p text:style-name="P9">DDR4:</text:p>
            </text:list-item>
            <text:list-item>
              <text:p text:style-name="P9">SO-DIMM:</text:p>
            </text:list-item>
            <text:list-item>
              <text:p text:style-name="P9">RIMM:</text:p>
            </text:list-item>
            <text:list-item>
              <text:p text:style-name="P9">RDRAM:</text:p>
            </text:list-item>
          </text:list>
        </text:list-item>
        <text:list-item>
          <text:p text:style-name="P7">En cuanto al <text:span text:style-name="T2">chipset</text:span> que contienen las placas base explica con tus palabras cada uno de los términos que aparecen a continuación.</text:p>
          <text:list>
            <text:list-item>
              <text:p text:style-name="P7">¿Qué es el chipset? ¿Qué funciones tiene?</text:p>
            </text:list-item>
            <text:list-item>
              <text:p text:style-name="P9">FSB:</text:p>
            </text:list-item>
            <text:list-item>
              <text:p text:style-name="P9">AGP:</text:p>
            </text:list-item>
            <text:list-item>
              <text:p text:style-name="P9">PCI:</text:p>
            </text:list-item>
            <text:list-item>
              <text:p text:style-name="P9">ISA:</text:p>
            </text:list-item>
            <text:list-item>
              <text:p text:style-name="P9">IDE:</text:p>
            </text:list-item>
            <text:list-item>
              <text:p text:style-name="P9">SATA:</text:p>
            </text:list-item>
            <text:list-item>
              <text:p text:style-name="P9">ETHERNET:</text:p>
            </text:list-item>
            <text:list-item>
              <text:p text:style-name="P9">USB:</text:p>
            </text:list-item>
            <text:list-item>
              <text:p text:style-name="P9"><text:soft-page-break/>FIREWIRE:</text:p>
            </text:list-item>
            <text:list-item>
              <text:p text:style-name="P9">PUERTO SERIE:</text:p>
            </text:list-item>
            <text:list-item>
              <text:p text:style-name="P9">PUERTO PARALELO:</text:p>
            </text:list-item>
            <text:list-item>
              <text:p text:style-name="P9">MODEM:</text:p>
            </text:list-item>
            <text:list-item>
              <text:p text:style-name="P9">VGA:</text:p>
            </text:list-item>
            <text:list-item>
              <text:p text:style-name="P9">HDMI:</text:p>
            </text:list-item>
            <text:list-item>
              <text:p text:style-name="P9">S/PDIF ÓPTICO:</text:p>
            </text:list-item>
            <text:list-item>
              <text:p text:style-name="P9">E-SATA:</text:p>
            </text:list-item>
            <text:list-item>
              <text:p text:style-name="P9">DISPLAY PORT:</text:p>
            </text:list-item>
            <text:list-item>
              <text:p text:style-name="P9">DVI:</text:p>
            </text:list-item>
            <text:list-item>
              <text:p text:style-name="P9">PS/2:</text:p>
            </text:list-item>
          </text:list>
        </text:list-item>
        <text:list-item>
          <text:p text:style-name="P7">En cuanto a la BIOS:</text:p>
          <text:list>
            <text:list-item>
              <text:p text:style-name="P7">¿Qué es la <text:span text:style-name="T2">BIOS</text:span>? ¿Qué funciones tiene?</text:p>
            </text:list-item>
            <text:list-item>
              <text:p text:style-name="P9">ROM:</text:p>
            </text:list-item>
            <text:list-item>
              <text:p text:style-name="P9">POST:</text:p>
            </text:list-item>
          </text:list>
        </text:list-item>
        <text:list-item>
          <text:p text:style-name="P7">En cuanto a las <text:span text:style-name="T2">ranuras de expansión</text:span>, explica con tus palabras que son los siguientes términos:</text:p>
          <text:list>
            <text:list-item>
              <text:p text:style-name="P9">SLOT:</text:p>
            </text:list-item>
            <text:list-item>
              <text:p text:style-name="P9">PCI-X:</text:p>
            </text:list-item>
            <text:list-item>
              <text:p text:style-name="P9">CUELLO DE BOTELLA:</text:p>
            </text:list-item>
            <text:list-item>
              <text:p text:style-name="P9">PCI-e:</text:p>
            </text:list-item>
            <text:list-item>
              <text:p text:style-name="P9">CONECTAR UN DISPOSITIVO EN CALIENTE:</text:p>
            </text:list-item>
            <text:list-item>
              <text:p text:style-name="P9">FDD:</text:p>
            </text:list-item>
            <text:list-item>
              <text:p text:style-name="P9">m-SATA:</text:p>
            </text:list-item>
            <text:list-item>
              <text:p text:style-name="P9">M.2.:</text:p>
            </text:list-item>
            <text:list-item>
              <text:p text:style-name="P9">NMVe:</text:p>
            </text:list-item>
            <text:list-item>
              <text:p text:style-name="P9"><text:soft-page-break/>SSD:</text:p>
            </text:list-item>
          </text:list>
        </text:list-item>
        <text:list-item>
          <text:p text:style-name="P10">En cuanto a los conectores externos:</text:p>
          <text:list>
            <text:list-item>
              <text:p text:style-name="P10">¿Porqué se le llama RJ-45 al conector donde enchufamos los cables de red?</text:p>
            </text:list-item>
            <text:list-item>
              <text:p text:style-name="P9">VESA:</text:p>
            </text:list-item>
          </text:list>
        </text:list-item>
        <text:list-item>
          <text:p text:style-name="P10">Las diferentes tecnologías para visualizar señales de video:</text:p>
          <text:list>
            <text:list-item>
              <text:p text:style-name="P9">CRT:</text:p>
            </text:list-item>
            <text:list-item>
              <text:p text:style-name="P9">TFT:</text:p>
            </text:list-item>
            <text:list-item>
              <text:p text:style-name="P9">LCD:</text:p>
            </text:list-item>
            <text:list-item>
              <text:p text:style-name="P9">PLASMA:</text:p>
            </text:list-item>
            <text:list-item>
              <text:p text:style-name="P9">TDT: </text:p>
              <text:p text:style-name="P9"/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a" fo:country="ES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position="0% 100%" style:font-name="Calibri" fo:font-size="14.5pt" fo:font-style="normal" style:text-underline-style="none" fo:font-weight="bold" style:font-name-asian="Calibri1" style:font-size-asian="14.5pt" style:font-style-asian="normal" style:font-weight-asian="bold" style:font-name-complex="Calibri1" style:font-size-complex="14.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cm" fo:line-height="115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4f81bd" style:text-line-through-style="none" style:text-position="0% 100%" style:font-name="Cambria" fo:font-size="13pt" fo:font-style="normal" style:text-underline-style="none" fo:font-weight="bold" style:font-name-asian="Cambria1" style:font-size-asian="13pt" style:font-style-asian="normal" style:font-weight-asian="bold" style:font-name-complex="Cambria1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47cm" fo:margin-bottom="0.212cm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0.018cm solid #000000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4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padding-left="0cm" fo:padding-right="0cm" fo:padding-top="0.035cm" fo:padding-bottom="0cm" fo:border-left="none" fo:border-right="none" fo:border-top="0.018cm solid #000000" fo:border-bottom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 loext:opacity="100%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span text:style-name="MT1">IES SAN VICENTE – MOISES MAS ROCAMORA - 1DAW<text:tab/><text:tab/>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Unix OpenOffice.org_project/418m3$Build-9803</meta:generator>
    <dc:date>2021-09-21T16:59:40</dc:date>
    <meta:editing-duration>PT23M11S</meta:editing-duration>
    <meta:editing-cycles>6</meta:editing-cycles>
    <dc:creator>Moisés  Mas</dc:creator>
    <meta:document-statistic meta:table-count="0" meta:image-count="0" meta:object-count="0" meta:page-count="4" meta:paragraph-count="80" meta:word-count="485" meta:character-count="2500"/>
  </office:meta>
</office:document-meta>
</file>